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DejaVu Sans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DejaVu Sans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" fo:font-size="9pt" fo:font-weight="bold" officeooo:rsid="0709a4aa" officeooo:paragraph-rsid="096a3354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DejaVu Sans" fo:font-size="9pt" fo:font-weight="bold" officeooo:rsid="089ea62d" officeooo:paragraph-rsid="089ea62d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401a51" style:font-size-asian="9pt" style:font-weight-asian="bold" style:font-size-complex="9pt" style:font-weight-complex="bold"/>
    </style:style>
    <style:style style:name="P7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83c8ada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0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DejaVu Sans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5b83d" style:font-size-asian="9pt" style:font-weight-asian="bold" style:font-size-complex="9pt" style:font-weight-complex="bold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b9917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6f056c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normal" officeooo:rsid="083eaa7d" officeooo:paragraph-rsid="0b5cfd1e" style:font-size-asian="9pt" style:font-weight-asian="normal" style:font-size-complex="9pt" style:font-weight-complex="normal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b2a07be"/>
    </style:style>
    <style:style style:name="P2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91e3b50"/>
    </style:style>
    <style:style style:name="P22" style:family="paragraph" style:parent-style-name="Heading_20_2">
      <style:text-properties style:font-name="DejaVu Sans" officeooo:rsid="0b4b05d6" officeooo:paragraph-rsid="0b4b05d6"/>
    </style:style>
    <style:style style:name="P23" style:family="paragraph" style:parent-style-name="Heading_20_2">
      <style:text-properties style:font-name="DejaVu Sans" officeooo:rsid="083c5dd1" officeooo:paragraph-rsid="083c5dd1"/>
    </style:style>
    <style:style style:name="T1" style:family="text">
      <style:text-properties officeooo:rsid="0b572d5c"/>
    </style:style>
    <style:style style:name="T2" style:family="text">
      <style:text-properties officeooo:rsid="0b207c5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716bceb" style:font-weight-asian="normal" style:font-weight-complex="normal"/>
    </style:style>
    <style:style style:name="T5" style:family="text">
      <style:text-properties fo:font-weight="normal" officeooo:rsid="0741f3d3" style:font-weight-asian="normal" style:font-weight-complex="normal"/>
    </style:style>
    <style:style style:name="T6" style:family="text">
      <style:text-properties fo:font-weight="normal" officeooo:rsid="0742791b" style:font-weight-asian="normal" style:font-weight-complex="normal"/>
    </style:style>
    <style:style style:name="T7" style:family="text">
      <style:text-properties fo:font-weight="normal" officeooo:rsid="07501340" style:font-weight-asian="normal" style:font-weight-complex="normal"/>
    </style:style>
    <style:style style:name="T8" style:family="text">
      <style:text-properties fo:font-weight="normal" officeooo:rsid="07509365" style:font-weight-asian="normal" style:font-weight-complex="normal"/>
    </style:style>
    <style:style style:name="T9" style:family="text">
      <style:text-properties fo:font-weight="normal" officeooo:rsid="075e311d" style:font-weight-asian="normal" style:font-weight-complex="normal"/>
    </style:style>
    <style:style style:name="T10" style:family="text">
      <style:text-properties fo:font-weight="normal" officeooo:rsid="083c5dd1" style:font-weight-asian="normal" style:font-weight-complex="normal"/>
    </style:style>
    <style:style style:name="T11" style:family="text">
      <style:text-properties fo:font-weight="normal" officeooo:rsid="083eaa7d" style:font-weight-asian="normal" style:font-weight-complex="normal"/>
    </style:style>
    <style:style style:name="T12" style:family="text">
      <style:text-properties fo:font-weight="normal" officeooo:rsid="0853138f" style:font-weight-asian="normal" style:font-weight-complex="normal"/>
    </style:style>
    <style:style style:name="T13" style:family="text">
      <style:text-properties fo:font-weight="normal" officeooo:rsid="085340f8" style:font-weight-asian="normal" style:font-weight-complex="normal"/>
    </style:style>
    <style:style style:name="T14" style:family="text">
      <style:text-properties fo:font-weight="normal" officeooo:rsid="089e9d33" style:font-weight-asian="normal" style:font-weight-complex="normal"/>
    </style:style>
    <style:style style:name="T15" style:family="text">
      <style:text-properties fo:font-weight="normal" officeooo:rsid="089ea62d" style:font-weight-asian="normal" style:font-weight-complex="normal"/>
    </style:style>
    <style:style style:name="T16" style:family="text">
      <style:text-properties fo:font-weight="normal" officeooo:rsid="089ecfd9" style:font-weight-asian="normal" style:font-weight-complex="normal"/>
    </style:style>
    <style:style style:name="T17" style:family="text">
      <style:text-properties fo:font-weight="normal" officeooo:rsid="08a30da8" style:font-weight-asian="normal" style:font-weight-complex="normal"/>
    </style:style>
    <style:style style:name="T18" style:family="text">
      <style:text-properties fo:font-weight="normal" officeooo:rsid="08a5f423" style:font-weight-asian="normal" style:font-weight-complex="normal"/>
    </style:style>
    <style:style style:name="T19" style:family="text">
      <style:text-properties fo:font-weight="normal" officeooo:rsid="091f2201" style:font-weight-asian="normal" style:font-weight-complex="normal"/>
    </style:style>
    <style:style style:name="T20" style:family="text">
      <style:text-properties fo:font-weight="normal" officeooo:rsid="0924ed8f" style:font-weight-asian="normal" style:font-weight-complex="normal"/>
    </style:style>
    <style:style style:name="T21" style:family="text">
      <style:text-properties fo:font-weight="normal" officeooo:rsid="09269de3" style:font-weight-asian="normal" style:font-weight-complex="normal"/>
    </style:style>
    <style:style style:name="T22" style:family="text">
      <style:text-properties fo:font-weight="normal" officeooo:rsid="092a31bc" style:font-weight-asian="normal" style:font-weight-complex="normal"/>
    </style:style>
    <style:style style:name="T23" style:family="text">
      <style:text-properties fo:font-weight="normal" officeooo:rsid="092c017e" style:font-weight-asian="normal" style:font-weight-complex="normal"/>
    </style:style>
    <style:style style:name="T24" style:family="text">
      <style:text-properties fo:font-weight="normal" officeooo:rsid="092c3eb6" style:font-weight-asian="normal" style:font-weight-complex="normal"/>
    </style:style>
    <style:style style:name="T25" style:family="text">
      <style:text-properties fo:font-weight="normal" officeooo:rsid="093d9605" style:font-weight-asian="normal" style:font-weight-complex="normal"/>
    </style:style>
    <style:style style:name="T26" style:family="text">
      <style:text-properties fo:font-weight="normal" officeooo:rsid="0a0bee52" style:font-weight-asian="normal" style:font-weight-complex="normal"/>
    </style:style>
    <style:style style:name="T27" style:family="text">
      <style:text-properties fo:font-weight="normal" officeooo:rsid="0b27e453" style:font-weight-asian="normal" style:font-weight-complex="normal"/>
    </style:style>
    <style:style style:name="T28" style:family="text">
      <style:text-properties fo:font-weight="normal" officeooo:rsid="0b4120d9" style:font-weight-asian="normal" style:font-weight-complex="normal"/>
    </style:style>
    <style:style style:name="T29" style:family="text">
      <style:text-properties fo:font-weight="normal" officeooo:rsid="0b44255c" style:font-weight-asian="normal" style:font-weight-complex="normal"/>
    </style:style>
    <style:style style:name="T30" style:family="text">
      <style:text-properties fo:font-weight="normal" officeooo:rsid="0b4d6ff6" style:font-weight-asian="normal" style:font-weight-complex="normal"/>
    </style:style>
    <style:style style:name="T31" style:family="text">
      <style:text-properties fo:font-weight="normal" officeooo:rsid="0b4fd690" style:font-weight-asian="normal" style:font-weight-complex="normal"/>
    </style:style>
    <style:style style:name="T32" style:family="text">
      <style:text-properties fo:font-weight="normal" officeooo:rsid="0b6301f7" style:font-weight-asian="normal" style:font-weight-complex="normal"/>
    </style:style>
    <style:style style:name="T33" style:family="text">
      <style:text-properties fo:font-weight="normal" officeooo:rsid="0b6d5245" style:font-weight-asian="normal" style:font-weight-complex="normal"/>
    </style:style>
    <style:style style:name="T34" style:family="text">
      <style:text-properties fo:font-style="italic" officeooo:rsid="0716bceb" style:font-style-asian="italic" style:font-style-complex="italic"/>
    </style:style>
    <style:style style:name="T35" style:family="text">
      <style:text-properties fo:font-style="italic" officeooo:rsid="0b217ace" style:font-style-asian="italic" style:font-style-complex="italic"/>
    </style:style>
    <style:style style:name="T36" style:family="text">
      <style:text-properties fo:font-style="italic" fo:font-weight="bold" officeooo:rsid="091e3b50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b5cfd1e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b6f056c" style:font-style-asian="italic" style:font-weight-asian="bold" style:font-style-complex="italic" style:font-weight-complex="bold"/>
    </style:style>
    <style:style style:name="T39" style:family="text">
      <style:text-properties fo:font-style="normal" officeooo:rsid="0716bceb" style:font-style-asian="normal" style:font-style-complex="normal"/>
    </style:style>
    <style:style style:name="T40" style:family="text">
      <style:text-properties fo:font-style="normal" officeooo:rsid="0914edeb" style:font-style-asian="normal" style:font-style-complex="normal"/>
    </style:style>
    <style:style style:name="T41" style:family="text">
      <style:text-properties fo:font-style="normal" officeooo:rsid="0b20a104" style:font-style-asian="normal" style:font-style-complex="normal"/>
    </style:style>
    <style:style style:name="T42" style:family="text">
      <style:text-properties fo:font-style="normal" officeooo:rsid="0b5ec0f5" style:font-style-asian="normal" style:font-style-complex="normal"/>
    </style:style>
    <style:style style:name="T43" style:family="text">
      <style:text-properties fo:font-style="normal" officeooo:rsid="0b60f49f" style:font-style-asian="normal" style:font-style-complex="normal"/>
    </style:style>
    <style:style style:name="T44" style:family="text">
      <style:text-properties fo:font-style="normal" officeooo:rsid="0b6e4683" style:font-style-asian="normal" style:font-style-complex="normal"/>
    </style:style>
    <style:style style:name="T45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officeooo:rsid="0716bceb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b6e4683" style:font-style-asian="normal" style:font-weight-asian="bold" style:font-style-complex="normal" style:font-weight-complex="bold"/>
    </style:style>
    <style:style style:name="T6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69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70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73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74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75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76" style:family="text">
      <style:text-properties officeooo:rsid="0716bceb"/>
    </style:style>
    <style:style style:name="T77" style:family="text">
      <style:text-properties officeooo:rsid="077a6193"/>
    </style:style>
    <style:style style:name="T78" style:family="text">
      <style:text-properties officeooo:rsid="0b5b2403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officeooo:rsid="0b6f05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2" text:outline-level="2">§ <text:span text:style-name="T78">Adept </text:span>Aptitudes</text:h>
      <text:p text:style-name="Standard"><text:span text:style-name="T4">●</text:span><text:span text:style-name="T77"> Kung Fu ○ ○ ○ ○</text:span><text:span text:style-name="T4"> </text:span><text:span text:style-name="T76">►</text:span><text:span text:style-name="T4"> </text:span><text:span text:style-name="T30">F</text:span><text:span text:style-name="T14">ight</text:span><text:span text:style-name="T28">ing</text:span><text:span text:style-name="T14"> </text:span><text:span text:style-name="T25">uncannily</text:span><text:span text:style-name="T18"> </text:span><text:span text:style-name="T10">with </text:span><text:span text:style-name="T22">empty</text:span><text:span text:style-name="T10"> fist and foot or with </text:span><text:span text:style-name="T15">your iconic weapon—</text:span><text:span text:style-name="T17">which might just be a specific body part</text:span><text:span text:style-name="T15">. </text:span><text:span text:style-name="T17">When you’re attacking </text:span><text:span text:style-name="T24">with </text:span><text:span text:style-name="T23">your</text:span><text:span text:style-name="T17"> body, you can choose to do </text:span><text:span text:style-name="T32">non-lethal </text:span><text:span text:style-name="T33">or life-threatening injuries. With your weapon, you can inflict deadly injuries.</text:span></text:p>
      <text:p text:style-name="P3"/>
      <text:p text:style-name="P5"><text:span text:style-name="T15">I</text:span><text:span text:style-name="T3">conic weapon:</text:span></text:p>
      <text:p text:style-name="P2"/>
      <text:p text:style-name="P4"><text:span text:style-name="T76">○ Chi Control ○ ○ ○</text:span><text:span text:style-name="T4"> </text:span><text:span text:style-name="T76">►</text:span><text:span text:style-name="T4"> </text:span><text:span text:style-name="T31">M</text:span><text:span text:style-name="T29">anipulating</text:span><text:span text:style-name="T16"> </text:span><text:span text:style-name="T7">the chi within you to affect your bod</text:span><text:span text:style-name="T8">ily processes</text:span><text:span text:style-name="T7"> and your spiritual presence.</text:span></text:p>
      <text:h text:style-name="P23" text:outline-level="2">§ <text:span text:style-name="T78">Adept </text:span>Moves</text:h>
      <text:p text:style-name="P6"><text:span text:style-name="T76">○ </text:span><text:span text:style-name="T39">Eyes of the Mantis</text:span><text:span text:style-name="T76"> ► </text:span><text:span text:style-name="T5">You simultaneously see in all directions around you, except directly behind your </text:span><text:span text:style-name="T9">head</text:span><text:span text:style-name="T5">. </text:span><text:span text:style-name="T6">You can individually track every </text:span><text:span text:style-name="T21">threat </text:span><text:span text:style-name="T6">you see </text:span><text:span text:style-name="T20">without moving your head or even your eyes.</text:span></text:p>
      <text:h text:style-name="P7" text:outline-level="1"/>
      <text:h text:style-name="P7" text:outline-level="1"><text:span text:style-name="T76">○ </text:span><text:span text:style-name="T34">What wires?</text:span><text:span text:style-name="T76"> ►</text:span><text:span text:style-name="T4"> </text:span><text:span text:style-name="T11">You jump really high, </text:span><text:span text:style-name="T19">can </text:span><text:span text:style-name="T11">kick off the scenery to go even higher, and </text:span><text:span text:style-name="T27">float gracefully back to the ground.</text:span></text:h>
      <text:h text:style-name="P9" text:outline-level="1"/>
      <text:h text:style-name="P19" text:outline-level="1"><text:span text:style-name="T60">○ </text:span><text:span text:style-name="T37">Kamehiken!</text:span><text:span text:style-name="T39"> ► </text:span><text:span text:style-name="T42">You fire a concentrated blast of weaponized chi </text:span><text:span text:style-name="T44">from your palms</text:span><text:span text:style-name="T42">.</text:span><text:span text:style-name="T43"> </text:span><text:span text:style-name="T44">For all other purposes this counts as an attack with your iconic weapon, but instead of kung fu, </text:span><text:span text:style-name="T61">⊞Chi Control</text:span><text:span text:style-name="T44">.</text:span></text:h>
      <text:h text:style-name="P9" text:outline-level="1"/>
      <text:h text:style-name="P8" text:outline-level="1"><text:span text:style-name="T76">○ </text:span><text:span text:style-name="T39">Body of Iron</text:span><text:span text:style-name="T76"> ►</text:span><text:span text:style-name="T4"> </text:span><text:span text:style-name="T12">You reinforce </text:span><text:span text:style-name="T13">your body</text:span><text:span text:style-name="T12"> with </text:span><text:span text:style-name="T26">conditioning and </text:span><text:span text:style-name="T13">your </text:span><text:span text:style-name="T12">spirit. </text:span><text:span text:style-name="T49">You </text:span><text:span text:style-name="T52">permanently </text:span><text:span text:style-name="T49">get </text:span><text:span text:style-name="T50">rank 2 of Health</text:span><text:span text:style-name="T59">⌝</text:span><text:span text:style-name="T50">.</text:span></text:h>
      <text:h text:style-name="P10" text:outline-level="1"/>
      <text:h text:style-name="P11" text:outline-level="1"><text:span text:style-name="T39">○ </text:span><text:span text:style-name="T35">With a fucking pencil!</text:span><text:span text:style-name="T39"> ►</text:span><text:span text:style-name="T45"> </text:span><text:span text:style-name="T53">You grab an object close at hand. </text:span><text:span text:style-name="T54">Y</text:span><text:span text:style-name="T53">ou can use that object as if it were your iconic weapon </text:span><text:span text:style-name="T54">for the purposes of a single </text:span><text:span text:style-name="T57">move</text:span><text:span text:style-name="T54">—after which the object is </text:span><text:span text:style-name="T58">irretrievably</text:span><text:span text:style-name="T54"> lost or broken.</text:span></text:h>
      <text:h text:style-name="P14" text:outline-level="1"/>
      <text:h text:style-name="P12" text:outline-level="1"><text:span text:style-name="T39">○ </text:span><text:span text:style-name="T41">Drunken Master</text:span><text:span text:style-name="T39"> ►</text:span><text:span text:style-name="T45"> </text:span><text:span text:style-name="T51">Ignore any mental status while using kung fu to make a ⌞story move</text:span><text:span text:style-name="T59">⌝</text:span><text:span text:style-name="T51">.</text:span></text:h>
      <text:h text:style-name="P15" text:outline-level="1"/>
      <text:h text:style-name="P13" text:outline-level="1"><text:span text:style-name="T39">○ </text:span><text:span text:style-name="T40">Fists of Steel</text:span><text:span text:style-name="T39"> ►</text:span><text:span text:style-name="T45"> </text:span><text:span text:style-name="T46">When </text:span><text:span text:style-name="T48">striking</text:span><text:span text:style-name="T46"> </text:span><text:span text:style-name="T47">with hand or foot </text:span><text:span text:style-name="T48">to make a ⌞story move</text:span><text:span text:style-name="T59">⌝</text:span><text:span text:style-name="T46">, </text:span><text:span text:style-name="T56">the target’s material or composition can’t make you get ⌞</text:span><text:span text:style-name="T55">No Effect</text:span><text:span text:style-name="T59">⌝</text:span><text:span text:style-name="T55">.</text:span></text:h>
      <text:h text:style-name="P16" text:outline-level="1"/>
      <text:h text:style-name="P20" text:outline-level="1"><text:span text:style-name="T72">○ </text:span><text:span text:style-name="T73">Down your pants</text:span><text:span text:style-name="T74">?</text:span><text:span text:style-name="T62"> ► </text:span><text:span text:style-name="T65">Any instant nobody’s looking at you, you </text:span><text:span text:style-name="T66">either stash your iconic weapon seemingly “nowhere”; or you retrieve the weapon you previously stashed. </text:span><text:span text:style-name="T67">You can only stash your iconic weapon, </text:span><text:span text:style-name="T68">and only if it’s </text:span><text:span text:style-name="T71">inanimate.</text:span></text:h>
      <text:h text:style-name="P17" text:outline-level="1"/>
      <text:h text:style-name="P18" text:outline-level="1"><text:span text:style-name="T79">○ </text:span><text:span text:style-name="T38">The bigger they are...</text:span> ► <text:span text:style-name="T80">So long as your feet are planted firmly, you can throw an opponent of any size.</text:span></text:h>
      <text:h text:style-name="P17" text:outline-level="1"/>
      <text:h text:style-name="P18" text:outline-level="1"><text:span text:style-name="T79">○ </text:span><text:span text:style-name="T38">Get over here!</text:span> ► </text:h>
      <text:h text:style-name="P17" text:outline-level="1"/>
      <text:h text:style-name="P21" text:outline-level="1"><text:span text:style-name="T72">○ </text:span><text:span text:style-name="T75">Catch a bullet</text:span><text:span text:style-name="T62"> ► </text:span><text:span text:style-name="T63">You </text:span><text:span text:style-name="T69">catch</text:span><text:span text:style-name="T63"> </text:span><text:span text:style-name="T64">or deflect </text:span><text:span text:style-name="T63">a bullet or other projectile </text:span><text:span text:style-name="T64">with your body or iconic weapon. </text:span><text:span text:style-name="T70">You can only deal with one projectile at a time.</text:span></text:h>
      <text:h text:style-name="P21" text:outline-level="1"><text:span text:style-name="T70"/></text:h>
      <text:h text:style-name="P21" text:outline-level="1"><text:span text:style-name="T7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709a4aa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572d5c"/>
    </style:style>
    <style:style style:name="MT2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dept</text:span> <text:span text:style-name="MT2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3T12:55:23.753286781</dc:date>
    <meta:editing-duration>P11DT10H5M33S</meta:editing-duration>
    <meta:editing-cycles>2574</meta:editing-cycles>
    <meta:generator>LibreOffice/6.0.7.3$Linux_X86_64 LibreOffice_project/00m0$Build-3</meta:generator>
    <meta:print-date>2021-12-02T16:46:16.383872038</meta:print-date>
    <meta:document-statistic meta:table-count="0" meta:image-count="0" meta:object-count="0" meta:page-count="1" meta:paragraph-count="18" meta:word-count="390" meta:character-count="2109" meta:non-whitespace-character-count="1738"/>
  </office:meta>
</office:document-meta>
</file>